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00000002D06ADA917E4C3E8FDB.png" manifest:media-type="image/png"/>
  <manifest:file-entry manifest:full-path="Pictures/1000000000000500000002D01D44DA25997FDB84.png" manifest:media-type="image/png"/>
  <manifest:file-entry manifest:full-path="Pictures/1000000000000500000002D016D50952E7E9535B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DejaVu Sans Mono" svg:font-family="'DejaVu Sans Mono'" style:font-adornments="Bol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4ed06a" officeooo:paragraph-rsid="00052c48" style:font-size-asian="8.75pt" style:font-weight-asian="normal" style:font-size-complex="10pt" style:font-weight-complex="normal"/>
    </style:style>
    <style:style style:name="P2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386276" officeooo:paragraph-rsid="00052c48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40080e" officeooo:paragraph-rsid="00052c48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50d75e" officeooo:paragraph-rsid="00052c48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Droid Sans1" fo:font-size="10pt" fo:font-weight="normal" officeooo:rsid="00375595" officeooo:paragraph-rsid="00052c48" style:font-size-asian="8.75pt" style:font-weight-asian="normal" style:font-size-complex="10pt" style:font-weight-complex="normal"/>
    </style:style>
    <style:style style:name="P6" style:family="paragraph" style:parent-style-name="Standard">
      <style:text-properties style:font-name="Droid Sans1" fo:font-size="10pt" fo:font-weight="normal" officeooo:rsid="003fe090" officeooo:paragraph-rsid="00052c48" style:font-size-asian="8.75pt" style:font-weight-asian="normal" style:font-size-complex="10pt" style:font-weight-complex="normal"/>
    </style:style>
    <style:style style:name="P7" style:family="paragraph" style:parent-style-name="Standard">
      <style:text-properties style:font-name="Droid Sans1" fo:font-size="10pt" fo:font-weight="normal" officeooo:rsid="001faad5" officeooo:paragraph-rsid="00052c48" style:font-size-asian="8.75pt" style:font-weight-asian="normal" style:font-size-complex="10pt" style:font-weight-complex="normal"/>
    </style:style>
    <style:style style:name="P8" style:family="paragraph" style:parent-style-name="Standard">
      <style:text-properties style:font-name="Droid Sans1" fo:font-size="10pt" fo:font-weight="normal" officeooo:rsid="00223535" officeooo:paragraph-rsid="00052c48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font-name="Droid Sans1" fo:font-size="10pt" fo:font-weight="normal" officeooo:rsid="002b9e9d" officeooo:paragraph-rsid="00052c48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Droid Sans1" fo:font-size="10pt" fo:font-weight="normal" officeooo:rsid="0023fe0f" officeooo:paragraph-rsid="00052c48" style:font-size-asian="8.75pt" style:font-weight-asian="normal" style:font-size-complex="10pt" style:font-weight-complex="normal"/>
    </style:style>
    <style:style style:name="P11" style:family="paragraph" style:parent-style-name="Standard">
      <style:text-properties style:font-name="Droid Sans1" fo:font-size="10pt" fo:font-weight="normal" officeooo:rsid="00270fb2" officeooo:paragraph-rsid="00052c48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Droid Sans1" fo:font-size="10pt" fo:font-weight="normal" officeooo:rsid="00281844" officeooo:paragraph-rsid="00052c48" style:font-size-asian="8.75pt" style:font-weight-asian="normal" style:font-size-complex="10pt" style:font-weight-complex="normal"/>
    </style:style>
    <style:style style:name="P13" style:family="paragraph" style:parent-style-name="Standard">
      <style:text-properties style:font-name="Droid Sans1" fo:font-size="10pt" fo:font-weight="bold" officeooo:rsid="00223535" officeooo:paragraph-rsid="00052c48" style:font-size-asian="8.75pt" style:font-weight-asian="bold" style:font-size-complex="10pt" style:font-weight-complex="bold"/>
    </style:style>
    <style:style style:name="P14" style:family="paragraph" style:parent-style-name="Standard">
      <style:text-properties style:font-name="Droid Sans1" fo:font-size="10pt" fo:font-weight="bold" officeooo:rsid="002b9e9d" officeooo:paragraph-rsid="00052c48" style:font-size-asian="8.75pt" style:font-weight-asian="bold" style:font-size-complex="10pt" style:font-weight-complex="bold"/>
    </style:style>
    <style:style style:name="P15" style:family="paragraph" style:parent-style-name="Standard">
      <style:text-properties style:font-name="Droid Sans1" fo:font-size="10pt" fo:font-weight="bold" officeooo:rsid="00333e37" officeooo:paragraph-rsid="00052c48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Droid Sans1" fo:font-size="12pt" fo:font-weight="bold" officeooo:rsid="00375595" officeooo:paragraph-rsid="00052c48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Droid Sans1" fo:font-size="12pt" fo:font-weight="bold" officeooo:rsid="001faad5" officeooo:paragraph-rsid="00052c48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pt" fo:margin-right="0pt" fo:text-indent="0pt" style:auto-text-indent="false"/>
      <style:text-properties style:font-name="Droid Sans1" fo:font-size="10pt" fo:font-weight="bold" officeooo:rsid="004ed06a" officeooo:paragraph-rsid="00052c48" style:font-size-asian="8.75pt" style:font-weight-asian="bold" style:font-size-complex="10pt" style:font-weight-complex="bold"/>
    </style:style>
    <style:style style:name="P19" style:family="paragraph" style:parent-style-name="Standard">
      <style:paragraph-properties fo:margin-left="0pt" fo:margin-right="0pt" fo:text-indent="0pt" style:auto-text-indent="false"/>
      <style:text-properties style:font-name="Droid Sans1" fo:font-size="10pt" fo:font-weight="normal" officeooo:rsid="00386276" officeooo:paragraph-rsid="00052c48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margin-left="0pt" fo:margin-right="0pt" fo:text-indent="0pt" style:auto-text-indent="false"/>
      <style:text-properties style:font-name="Droid Sans1" fo:font-size="10pt" fo:font-weight="normal" officeooo:rsid="004f981f" officeooo:paragraph-rsid="00052c48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pt" fo:margin-right="0pt" fo:text-indent="0pt" style:auto-text-indent="false"/>
      <style:text-properties style:font-name="Droid Sans1" fo:font-size="12pt" fo:font-weight="bold" officeooo:rsid="004f981f" officeooo:paragraph-rsid="00052c48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71.01pt" fo:margin-right="0pt" fo:text-indent="0pt" style:auto-text-indent="false"/>
      <style:text-properties style:font-name="Droid Sans1" fo:font-size="10pt" fo:font-style="normal" fo:font-weight="normal" officeooo:rsid="0040080e" officeooo:paragraph-rsid="00052c48" style:font-size-asian="8.75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margin-left="71.01pt" fo:margin-right="0pt" fo:text-indent="0pt" style:auto-text-indent="false"/>
      <style:text-properties style:font-name="Droid Sans1" fo:font-size="10pt" fo:font-weight="normal" officeooo:rsid="00386276" officeooo:paragraph-rsid="00052c48" style:font-size-asian="8.75pt" style:font-weight-asian="normal" style:font-size-complex="10pt" style:font-weight-complex="normal"/>
    </style:style>
    <style:style style:name="P24" style:family="paragraph" style:parent-style-name="Standard">
      <style:paragraph-properties fo:break-before="page"/>
      <style:text-properties style:font-name="Droid Sans1" fo:font-size="10pt" fo:font-weight="bold" officeooo:rsid="0027c97e" officeooo:paragraph-rsid="00052c48" style:font-size-asian="8.75pt" style:font-weight-asian="bold" style:font-size-complex="10pt" style:font-weight-complex="bold"/>
    </style:style>
    <style:style style:name="P25" style:family="paragraph" style:parent-style-name="Text_20_body">
      <style:text-properties style:font-name="Droid Sans1" fo:font-size="10pt" fo:font-weight="bold" officeooo:rsid="00364f2b" officeooo:paragraph-rsid="00052c48" style:font-size-asian="8.75pt" style:font-weight-asian="bold" style:font-size-complex="10pt" style:font-weight-complex="bold"/>
    </style:style>
    <style:style style:name="P26" style:family="paragraph" style:parent-style-name="Standard" style:list-style-name="L1">
      <style:text-properties style:font-name="Droid Sans1" fo:font-size="10pt" fo:font-weight="normal" officeooo:rsid="00375595" officeooo:paragraph-rsid="00052c48" style:font-size-asian="8.75pt" style:font-weight-asian="normal" style:font-size-complex="10pt" style:font-weight-complex="normal"/>
    </style:style>
    <style:style style:name="P27" style:family="paragraph" style:parent-style-name="Standard" style:list-style-name="L4">
      <style:text-properties style:font-name="Droid Sans1" fo:font-size="10pt" fo:font-weight="normal" officeooo:rsid="0023fe0f" officeooo:paragraph-rsid="00052c48" style:font-size-asian="8.75pt" style:font-weight-asian="normal" style:font-size-complex="10pt" style:font-weight-complex="normal"/>
    </style:style>
    <style:style style:name="P28" style:family="paragraph" style:parent-style-name="Standard" style:list-style-name="L4">
      <style:text-properties style:font-name="Droid Sans1" fo:font-size="10pt" fo:font-weight="normal" officeooo:rsid="002548a5" officeooo:paragraph-rsid="00052c48" style:font-size-asian="8.75pt" style:font-weight-asian="normal" style:font-size-complex="10pt" style:font-weight-complex="normal"/>
    </style:style>
    <style:style style:name="P29" style:family="paragraph" style:parent-style-name="Standard" style:list-style-name="L5">
      <style:text-properties style:font-name="Droid Sans1" fo:font-size="10pt" fo:font-weight="normal" officeooo:rsid="002548a5" officeooo:paragraph-rsid="00052c48" style:font-size-asian="8.75pt" style:font-weight-asian="normal" style:font-size-complex="10pt" style:font-weight-complex="normal"/>
    </style:style>
    <style:style style:name="P30" style:family="paragraph" style:parent-style-name="Standard" style:list-style-name="L5">
      <style:text-properties style:font-name="Droid Sans1" fo:font-size="10pt" fo:font-weight="normal" officeooo:rsid="00270fb2" officeooo:paragraph-rsid="00052c48" style:font-size-asian="8.75pt" style:font-weight-asian="normal" style:font-size-complex="10pt" style:font-weight-complex="normal"/>
    </style:style>
    <style:style style:name="P31" style:family="paragraph" style:parent-style-name="Standard" style:list-style-name="L5">
      <style:text-properties style:font-name="Droid Sans1" fo:font-size="10pt" fo:font-weight="normal" officeooo:rsid="00281844" officeooo:paragraph-rsid="00052c48" style:font-size-asian="8.75pt" style:font-weight-asian="normal" style:font-size-complex="10pt" style:font-weight-complex="normal"/>
    </style:style>
    <style:style style:name="P32" style:family="paragraph" style:parent-style-name="Standard" style:list-style-name="L6">
      <style:text-properties style:font-name="Droid Sans1" fo:font-size="10pt" fo:font-weight="normal" officeooo:rsid="002c12f2" officeooo:paragraph-rsid="00052c48" style:font-size-asian="8.75pt" style:font-weight-asian="normal" style:font-size-complex="10pt" style:font-weight-complex="normal"/>
    </style:style>
    <style:style style:name="P33" style:family="paragraph" style:parent-style-name="Standard" style:list-style-name="L6">
      <style:text-properties style:font-name="Droid Sans1" fo:font-size="10pt" fo:font-weight="normal" officeooo:rsid="002fb9b1" officeooo:paragraph-rsid="00052c48" style:font-size-asian="8.75pt" style:font-weight-asian="normal" style:font-size-complex="10pt" style:font-weight-complex="normal"/>
    </style:style>
    <style:style style:name="P34" style:family="paragraph" style:parent-style-name="Standard" style:list-style-name="L1">
      <style:text-properties style:font-name="Droid Sans1" fo:font-size="10pt" fo:font-weight="normal" officeooo:rsid="00375595" officeooo:paragraph-rsid="00052c48" style:font-size-asian="10pt" style:font-weight-asian="normal" style:font-size-complex="10pt" style:font-weight-complex="normal"/>
    </style:style>
    <style:style style:name="P35" style:family="paragraph" style:parent-style-name="Standard" style:list-style-name="L2">
      <style:text-properties style:font-name="Droid Sans1" fo:font-size="10pt" fo:font-weight="bold" officeooo:rsid="00386276" officeooo:paragraph-rsid="00052c48" style:font-size-asian="8.75pt" style:font-weight-asian="bold" style:font-size-complex="10pt" style:font-weight-complex="bold"/>
    </style:style>
    <style:style style:name="P36" style:family="paragraph" style:parent-style-name="Standard" style:list-style-name="L2">
      <style:paragraph-properties fo:margin-left="35.49pt" fo:margin-right="0pt" fo:text-indent="0pt" style:auto-text-indent="false"/>
      <style:text-properties style:font-name="Droid Sans1" fo:font-size="10pt" fo:font-weight="bold" officeooo:rsid="00386276" officeooo:paragraph-rsid="00052c48" style:font-size-asian="8.75pt" style:font-weight-asian="bold" style:font-size-complex="10pt" style:font-weight-complex="bold"/>
    </style:style>
    <style:style style:name="P37" style:family="paragraph" style:parent-style-name="Standard" style:list-style-name="L2">
      <style:paragraph-properties fo:margin-left="35.49pt" fo:margin-right="0pt" fo:text-indent="0pt" style:auto-text-indent="false"/>
      <style:text-properties style:font-name="Droid Sans1" fo:font-size="10pt" fo:font-weight="bold" officeooo:rsid="003d9ff9" officeooo:paragraph-rsid="00052c48" style:font-size-asian="8.75pt" style:font-weight-asian="bold" style:font-size-complex="10pt" style:font-weight-complex="bold"/>
    </style:style>
    <style:style style:name="P38" style:family="paragraph" style:parent-style-name="Standard" style:list-style-name="L2">
      <style:paragraph-properties fo:margin-left="0pt" fo:margin-right="0pt" fo:text-indent="0pt" style:auto-text-indent="false"/>
      <style:text-properties style:font-name="Droid Sans1" fo:font-size="10pt" fo:font-weight="bold" officeooo:rsid="00386276" officeooo:paragraph-rsid="00052c48" style:font-size-asian="8.75pt" style:font-weight-asian="bold" style:font-size-complex="10pt" style:font-weight-complex="bold"/>
    </style:style>
    <style:style style:name="P39" style:family="paragraph" style:parent-style-name="Standard" style:list-style-name="L2">
      <style:paragraph-properties fo:margin-left="0pt" fo:margin-right="0pt" fo:text-indent="0pt" style:auto-text-indent="false"/>
      <style:text-properties style:font-name="Droid Sans1" fo:font-size="10pt" fo:font-weight="normal" officeooo:rsid="003bcca3" officeooo:paragraph-rsid="00052c48" style:font-size-asian="8.75pt" style:font-weight-asian="normal" style:font-size-complex="10pt" style:font-weight-complex="normal"/>
    </style:style>
    <style:style style:name="P40" style:family="paragraph" style:parent-style-name="Standard" style:list-style-name="L3">
      <style:paragraph-properties fo:margin-left="71.01pt" fo:margin-right="0pt" fo:text-indent="0pt" style:auto-text-indent="false"/>
      <style:text-properties style:font-name="Droid Sans1" fo:font-size="10pt" fo:font-weight="normal" officeooo:rsid="0040080e" officeooo:paragraph-rsid="00052c48" style:font-size-asian="8.75pt" style:font-weight-asian="normal" style:font-size-complex="10pt" style:font-weight-complex="normal"/>
    </style:style>
    <style:style style:name="P41" style:family="paragraph" style:parent-style-name="Standard" style:list-style-name="L3">
      <style:paragraph-properties fo:margin-left="71.01pt" fo:margin-right="0pt" fo:text-indent="0pt" style:auto-text-indent="false"/>
      <style:text-properties style:font-name="Droid Sans1" fo:font-size="10pt" fo:font-weight="normal" officeooo:rsid="0042d243" officeooo:paragraph-rsid="00052c48" style:font-size-asian="8.75pt" style:font-weight-asian="normal" style:font-size-complex="10pt" style:font-weight-complex="normal"/>
    </style:style>
    <style:style style:name="P42" style:family="paragraph" style:parent-style-name="Standard" style:list-style-name="L3">
      <style:paragraph-properties fo:margin-left="71.01pt" fo:margin-right="0pt" fo:text-indent="0pt" style:auto-text-indent="false"/>
      <style:text-properties style:font-name="Droid Sans1" fo:font-size="10pt" fo:font-weight="bold" officeooo:rsid="0042d243" officeooo:paragraph-rsid="00052c48" style:font-size-asian="8.75pt" style:font-weight-asian="bold" style:font-size-complex="10pt" style:font-weight-complex="bold"/>
    </style:style>
    <style:style style:name="P43" style:family="paragraph" style:parent-style-name="Heading_20_4">
      <style:paragraph-properties fo:margin-left="35.49pt" fo:margin-right="0pt" fo:text-indent="0pt" style:auto-text-indent="false"/>
      <style:text-properties style:font-name="Droid Sans1" fo:font-size="10pt" fo:font-style="normal" fo:font-weight="normal" officeooo:rsid="004ed06a" officeooo:paragraph-rsid="00052c48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Normal" style:list-style-name="L6"/>
    <style:style style:name="T1" style:family="text">
      <style:text-properties officeooo:rsid="00517edc"/>
    </style:style>
    <style:style style:name="T2" style:family="text">
      <style:text-properties officeooo:rsid="004f981f"/>
    </style:style>
    <style:style style:name="T3" style:family="text">
      <style:text-properties officeooo:rsid="0040080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2d243" style:font-weight-asian="bold" style:font-weight-complex="bold"/>
    </style:style>
    <style:style style:name="T6" style:family="text">
      <style:text-properties officeooo:rsid="0042d243"/>
    </style:style>
    <style:style style:name="T7" style:family="text">
      <style:text-properties officeooo:rsid="00457295"/>
    </style:style>
    <style:style style:name="T8" style:family="text">
      <style:text-properties officeooo:rsid="004a4d66"/>
    </style:style>
    <style:style style:name="T9" style:family="text">
      <style:text-properties officeooo:rsid="0034eaa3"/>
    </style:style>
    <style:style style:name="T10" style:family="text">
      <style:text-properties officeooo:rsid="0020018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00185" style:font-style-asian="italic" style:font-style-complex="italic"/>
    </style:style>
    <style:style style:name="T13" style:family="text">
      <style:text-properties officeooo:rsid="002a9ecf"/>
    </style:style>
    <style:style style:name="T14" style:family="text">
      <style:text-properties officeooo:rsid="0029f9f5"/>
    </style:style>
    <style:style style:name="T15" style:family="text">
      <style:text-properties officeooo:rsid="00281844"/>
    </style:style>
    <style:style style:name="T16" style:family="text">
      <style:text-properties officeooo:rsid="002c12f2"/>
    </style:style>
    <style:style style:name="T17" style:family="text">
      <style:text-properties officeooo:rsid="00333e3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Documentos a generar</text:p>
      <text:list xml:id="list902622921" text:style-name="L1">
        <text:list-item>
          <text:p text:style-name="P26"><text:span text:style-name="T1">Documento de diseño de software (</text:span>Software Design Document<text:span text:style-name="T1">)</text:span></text:p>
        </text:list-item>
        <text:list-item>
          <text:p text:style-name="P34"><text:span text:style-name="T2">Especificación de Requisitos de Software (</text:span>Software Requirements Specification<text:span text:style-name="T1">)</text:span></text:p>
        </text:list-item>
      </text:list>
      <text:p text:style-name="P5"/>
      <text:p text:style-name="P16">Documento de diseño de software</text:p>
      <text:p text:style-name="P6">Documento para los desarrolladores del software</text:p>
      <text:list xml:id="list3175529954" text:style-name="L2">
        <text:list-item>
          <text:p text:style-name="P35">Introducción </text:p>
        </text:list-item>
        <text:list-item>
          <text:p text:style-name="P36">Metas y objetivos</text:p>
        </text:list-item>
        <text:list-item>
          <text:p text:style-name="P36">Visión general del proyecto</text:p>
        </text:list-item>
        <text:list-item>
          <text:p text:style-name="P38">Características principales (core features)</text:p>
        </text:list-item>
        <text:list-item>
          <text:p text:style-name="P39">Se lista toda la funcionalidad principal, a grandes rasgos.</text:p>
        </text:list-item>
        <text:list-item>
          <text:p text:style-name="P38">Características opcionales (aditional features)</text:p>
        </text:list-item>
        <text:list-item>
          <text:p text:style-name="P39">Se lista la funcionalida secundaria</text:p>
        </text:list-item>
        <text:list-item>
          <text:p text:style-name="P36">Contexto de software </text:p>
        </text:list-item>
        <text:list-item>
          <text:p text:style-name="P37">Coo sera ofrecida la </text:p>
        </text:list-item>
        <text:list-item>
          <text:p text:style-name="P36">Restricciones principales</text:p>
        </text:list-item>
        <text:list-item>
          <text:p text:style-name="P36">Audiencia</text:p>
        </text:list-item>
        <text:list-item>
          <text:p text:style-name="P38">Diseño de datos</text:p>
        </text:list-item>
        <text:list-item>
          <text:p text:style-name="P36">Estructura de datos de software interna</text:p>
        </text:list-item>
        <text:list-item>
          <text:p text:style-name="P36">Estructura de datos global</text:p>
        </text:list-item>
        <text:list-item>
          <text:p text:style-name="P36">Estructura de datos temporal</text:p>
        </text:list-item>
        <text:list-item>
          <text:p text:style-name="P36">Descripción de la base de datos</text:p>
        </text:list-item>
      </text:list>
      <text:p text:style-name="P22">Estructura de las tablas en fomato script de SQL</text:p>
      <text:list xml:id="list123401862513870" text:continue-numbering="true" text:style-name="L2">
        <text:list-item>
          <text:p text:style-name="P38">Diseño a nivel de arquitectura y de componentes</text:p>
        </text:list-item>
      </text:list>
      <text:p text:style-name="P2">Descripción textual de las clases, <text:span text:style-name="T3">interfaces. Descripción de cada operación (método, función).</text:span></text:p>
      <text:p text:style-name="P3">Para cada una de las clases+interfaces se da lo siguiente</text:p>
      <text:list xml:id="list4068069144" text:style-name="L3">
        <text:list-item>
          <text:p text:style-name="P40"><text:span text:style-name="T4">Detall</text:span><text:span text:style-name="T5">e</text:span><text:span text:style-name="T4"> de </text:span><text:span text:style-name="T5">procesamiento</text:span><text:span text:style-name="T4">: </text:span><text:span text:style-name="T6">Que es lo que realiza.</text:span></text:p>
        </text:list-item>
        <text:list-item>
          <text:p text:style-name="P41"><text:span text:style-name="T4">Jerarquía de la clase en el diseño:</text:span> Se indican las subclases y las superclases.</text:p>
        </text:list-item>
        <text:list-item>
          <text:p text:style-name="P41"><text:span text:style-name="T4">Restricciones/limitaciones:</text:span> la clase es auto-contenida.</text:p>
        </text:list-item>
        <text:list-item>
          <text:p text:style-name="P42">Issues de <text:span text:style-name="T7">desempeño.</text:span></text:p>
        </text:list-item>
        <text:list-item>
          <text:p text:style-name="P42">Limitaciones de diseño.</text:p>
          <text:list>
            <text:list-item>
              <text:list>
                <text:list-item>
                  <text:list>
                    <text:list-item>
                      <text:p text:style-name="P41"><text:span text:style-name="T4">Detalle de proceso para cada operación: </text:span>se describe que hace cada método, función o propiedad.</text:p>
                    </text:list-item>
                  </text:list>
                </text:list-item>
              </text:list>
            </text:list-item>
          </text:list>
        </text:list-item>
      </text:list>
      <text:list xml:id="list123401800631224" text:continue-list="list123401862513870" text:style-name="L2">
        <text:list-item>
          <text:p text:style-name="P38">Diseño de interfaz de usuario</text:p>
        </text:list-item>
      </text:list>
      <text:p text:style-name="P2">Se describe cada una de las interfaces de usuario</text:p>
      <text:list xml:id="list123401943327706" text:continue-numbering="true" text:style-name="L2">
        <text:list-item>
          <text:p text:style-name="P38">Restricciones, limitaciones y compromisos</text:p>
        </text:list-item>
        <text:list-item>
          <text:p text:style-name="P36">Casos de prueba y resultados <text:span text:style-name="T8">esperados</text:span></text:p>
        </text:list-item>
      </text:list>
      <text:p text:style-name="P23">Se describen las pruebas (white box, black box, feature testing).</text:p>
      <text:p text:style-name="P19"/>
      <text:p text:style-name="P21">Documento Especificación de Requisitos de Software</text:p>
      <text:p text:style-name="P20">Especificación detallada con los requerimientos que debe poseer la aplicación. Explica el propósito, restricciones del sistema, interfaces e interacciones con aplicaciones externas.</text:p>
      <text:p text:style-name="P20">Documento dirigido a los clientes para su aprobación y como referencia de la primera versión del sistema al equipo de desarrollo.</text:p>
      <text:p text:style-name="P18">1. Introduction </text:p>
      <text:p text:style-name="P1">1.1 Purpose </text:p>
      <text:p text:style-name="P1">1.2 Scope . </text:p>
      <text:p text:style-name="P1">1.3 Definitions, acronyms, and abbreviations .</text:p>
      <text:p text:style-name="P1">1.4 References</text:p>
      <text:p text:style-name="P4">1.5 Overview</text:p>
      <text:p text:style-name="P18">2. Overall description </text:p>
      <text:p text:style-name="P1">2.1 Product perspective </text:p>
      <text:p text:style-name="P1">2.2 Product functions </text:p>
      <text:p text:style-name="P1">2.3 User characteristics </text:p>
      <text:p text:style-name="P1">2.4 Constraints </text:p>
      <text:p text:style-name="P1">2.5 Assumptions and dependencies </text:p>
      <text:p text:style-name="P1">2.6 Apportioning of requirements </text:p>
      <text:p text:style-name="P18"><text:soft-page-break/>3. Specific requirements </text:p>
      <text:p text:style-name="P1">3.1.1 User interfaces .</text:p>
      <text:p text:style-name="P1">3.1.2 Hardware interfaces </text:p>
      <text:p text:style-name="P1">3.1.3 Software interfaces </text:p>
      <text:p text:style-name="P1">3.1.4 Communications interfaces </text:p>
      <text:p text:style-name="P1">3.2 Functional requirements <text:s/></text:p>
      <text:p text:style-name="P1">3.2.1 User Class 1 - The User .</text:p>
      <text:p text:style-name="P1">3.2.2 User Class 2 - Restaurant Owner </text:p>
      <text:p text:style-name="P1">3.2.3 User Class 3 - Administrator <text:s/></text:p>
      <text:p text:style-name="P1">3.3 Performance requirements <text:s/></text:p>
      <text:p text:style-name="P1">3.4 Design constraints . </text:p>
      <text:p text:style-name="P1">3.5 Software system attributes <text:s/></text:p>
      <text:p text:style-name="P18">4. Prioritization and Release Plan </text:p>
      <text:p text:style-name="P1">4.1 Choice of prioritization method</text:p>
      <text:p text:style-name="P17">Especificaciones de Software</text:p>
      <text:p text:style-name="P17"/>
      <text:p text:style-name="P15">Captura de requisitos, presentaci<text:span text:style-name="T9">o</text:span>nes de K. Moncada y J. Rodriguez.</text:p>
      <text:p text:style-name="P7"><draw:frame draw:style-name="fr1" draw:name="Image1" text:anchor-type="paragraph" svg:x="4.05pt" svg:y="11.79pt" svg:width="2.01pt" svg:height="1.16pt" draw:z-index="3"><draw:image xlink:href="Pictures/1000000000000500000002D016D50952E7E9535B.png" xlink:type="simple" xlink:show="embed" xlink:actuate="onLoad"/></draw:frame>Se analizar<text:span text:style-name="T10">on</text:span> las aplicaciones de software <text:span text:style-name="T11">EM</text:span><text:span text:style-name="T12">Test</text:span> (Jose Rodriguez) y el softwa<text:span text:style-name="T10">re </text:span><text:span text:style-name="T12">EMC32</text:span><text:span text:style-name="T10"> (Katherin Mocada). Se tratan de suites de software para prueba y medida (T&amp;M, test and measurement) para el control y captura de datos proveniente de equipo de hardware. Se trata software propietario bajo ambiente Windows.</text:span></text:p>
      <text:p text:style-name="P8">Las aplicaciones están diseñadas para realizar pruebas de conformidad en equipo de electrónica de consumo. <text:s/>Cada aplicación responde a una norma o estándar de ensayos, la aplicación se encarga de automatizar el ensayo por medio del hardware que aplica las señales de perturbación a los equipos bajo prueba. <text:span text:style-name="T13">Cada ensayo esta definido por medio de un archivo, el cual contiene los vectores de prueba a aplicar al DUT en el ensayo.</text:span></text:p>
      <text:p text:style-name="P8"/>
      <text:p text:style-name="P13">EMTest</text:p>
      <text:p text:style-name="P9">Antes de realizar un ensayo siempre como paso previo se debe calibrar el equipo y generar un archivo de calibración. <text:s/>Perite dos modos de operación: simulación y ensayo. Durante la simulación no es necesario conectarse al hardware, permite ensayar la prueba. Durante el ensayo se debe conectar el hardware. </text:p>
      <text:p text:style-name="P10">El <text:span text:style-name="T11">flujo de trabajo</text:span> con esta aplicación es el siguiente:</text:p>
      <text:list xml:id="list2843651897" text:style-name="L4">
        <text:list-item>
          <text:p text:style-name="P27">Seleccionar en la aplicación el estándar bajo el cual se probará el equipo bajo ensayo.</text:p>
        </text:list-item>
        <text:list-item>
          <text:p text:style-name="P27">Calibrar la instrumentación, generar un archivo de calibración.</text:p>
        </text:list-item>
        <text:list-item>
          <text:p text:style-name="P27">Programar los vectores de prueba, es decir, la forma de onda de la señal de prueba puede ser especificada de forma gráfica.</text:p>
        </text:list-item>
        <text:list-item>
          <text:p text:style-name="P27">Ensayar la prueba en el modo simulación.</text:p>
        </text:list-item>
        <text:list-item>
          <text:p text:style-name="P28">Ejecutar la prueba.</text:p>
        </text:list-item>
      </text:list>
      <text:p text:style-name="P11">La <text:span text:style-name="T11">interfaz gráfica </text:span><text:span text:style-name="T14">permite</text:span>:</text:p>
      <text:list xml:id="list768213165" text:style-name="L5">
        <text:list-item>
          <text:p text:style-name="P30">Seleccionar el estándar.</text:p>
        </text:list-item>
        <text:list-item>
          <text:p text:style-name="P30">Cargar el archivo de calibración.</text:p>
        </text:list-item>
        <text:list-item>
          <text:p text:style-name="P30">Seleccionar los vectores de prueba.</text:p>
        </text:list-item>
        <text:list-item>
          <text:p text:style-name="P30">Programar los vectores de prueba <text:span text:style-name="T15">y salvar en disco.</text:span></text:p>
        </text:list-item>
        <text:list-item>
          <text:p text:style-name="P30">Presentación de datos en forma de gráficas en tiempo real.</text:p>
        </text:list-item>
        <text:list-item>
          <text:p text:style-name="P31">Ventana configuración <text:span text:style-name="T14">de </text:span>conexión al hardware.</text:p>
        </text:list-item>
      </text:list>
      <text:p text:style-name="P9">La aplicación al final del ensayo genera un archivo con los datos resultado de ensayo (formato pdf). El usuario puede elegir que partes del ensayo agregar o eliminar a este archivo.</text:p>
      <text:p text:style-name="P12"/>
      <text:list xml:id="list123403153966847" text:continue-numbering="true" text:style-name="L5">
        <text:list-header>
          <text:p text:style-name="P29"/>
        </text:list-header>
      </text:list>
      <text:p text:style-name="P14">EMC32</text:p>
      <text:p text:style-name="P9">Aplicación bajo ambiente <text:span text:style-name="T16">Windows</text:span> que permite el control e instrumentación de la cámara anecoica. Permite aplicar <text:span text:style-name="T11">ensayos de EMI</text:span> a equipos de electrónica de consumo, cada ensayo esta regido por un estándar internacional. La aplicación muestra en pantalla un esquema cono la instrumentación requerida, <text:span text:style-name="T17">guía</text:span> al usuario a establecer el setup.</text:p>
      <text:list xml:id="list2849987125" text:style-name="L6">
        <text:list-item>
          <text:p text:style-name="P32">El flujo de trabajo es similar a EMTest, básicamente:</text:p>
        </text:list-item>
        <text:list-item>
          <text:p text:style-name="P33">Seleccionar el estándar.</text:p>
        </text:list-item>
        <text:list-item>
          <text:p text:style-name="P33">Cargar un archivo de calibración.</text:p>
        </text:list-item>
        <text:list-item>
          <text:p text:style-name="P33">Configurar.</text:p>
        </text:list-item>
        <text:list-item>
          <text:p text:style-name="P44"><text:soft-page-break/>Ejecutar ensayo.</text:p>
        </text:list-item>
        <text:list-item>
          <text:p text:style-name="P33">Guardar archivo con reporte de datos generado.</text:p>
        </text:list-item>
      </text:list>
      <text:p text:style-name="P8"/>
      <text:p text:style-name="Titulo-1"><text:s/></text:p>
      <text:p text:style-name="P24">Capturas de pantalla de EMTest</text:p>
      <text:p text:style-name="P7"/>
      <text:p text:style-name="P7"><draw:frame draw:style-name="fr2" draw:name="Imagen2" text:anchor-type="paragraph" svg:width="481.89pt" svg:height="270.79pt" draw:z-index="0"><draw:image xlink:href="Pictures/1000000000000500000002D016D50952E7E9535B.png" xlink:type="simple" xlink:show="embed" xlink:actuate="onLoad"/></draw:frame></text:p>
      <text:p text:style-name="P7"><draw:frame draw:style-name="fr1" draw:name="Imagen1" text:anchor-type="paragraph" svg:x="9.89pt" svg:y="2.44pt" svg:width="481.89pt" svg:height="271.05pt" draw:z-index="1"><draw:image xlink:href="Pictures/1000000000000500000002D06ADA917E4C3E8FDB.png" xlink:type="simple" xlink:show="embed" xlink:actuate="onLoad"/></draw:frame></text:p>
      <text:p text:style-name="P7"><draw:frame draw:style-name="fr3" draw:name="Imagen3" text:anchor-type="paragraph" svg:width="481.89pt" svg:height="271.05pt" draw:z-index="2"><draw:image xlink:href="Pictures/1000000000000500000002D01D44DA25997FDB84.png" xlink:type="simple" xlink:show="embed" xlink:actuate="onLoad"/></draw:frame><text:soft-page-break/></text:p>
      <text:h text:style-name="P43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DejaVu Sans Mono" svg:font-family="'DejaVu Sans Mono'" style:font-adornments="Bol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6.01pt" fo:margin-bottom="6.01pt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ulo-1" style:family="paragraph" style:parent-style-name="Standard">
      <style:paragraph-properties style:writing-mode="page"/>
      <style:text-properties style:font-name="DejaVu Sans Mono" fo:font-family="'DejaVu Sans Mono'" style:font-style-name="Bold" style:font-family-generic="modern" style:font-pitch="fixed" fo:font-size="12pt" fo:font-weight="bold" officeooo:rsid="00200185" style:font-size-asian="8.60000038146973pt" style:font-weight-asian="normal" style:font-size-complex="10pt" style:font-weight-complex="normal"/>
    </style:style>
    <style:style style:name="Titulo-2" style:family="paragraph">
      <style:paragraph-properties style:writing-mode="page"/>
      <style:text-properties style:font-name="DejaVu Sans Mono" fo:font-family="'DejaVu Sans Mono'" style:font-style-name="Bold" style:font-family-generic="modern" style:font-pitch="fixed" fo:font-size="11pt" fo:font-weight="bold" style:font-size-asian="8.60000038146973pt"/>
    </style:style>
    <style:style style:name="Titulo-3" style:family="paragraph" style:next-style-name="Addressee">
      <style:paragraph-properties style:writing-mode="page"/>
      <style:text-properties style:font-name="DejaVu Sans Mono" fo:font-family="'DejaVu Sans Mono'" style:font-style-name="Bold" style:font-family-generic="modern" style:font-pitch="fixed" fo:font-size="10pt" fo:font-weight="bold" style:font-size-asian="8.60000038146973pt"/>
    </style:style>
    <style:style style:name="Addressee" style:family="paragraph" style:parent-style-name="Standard" style:class="extra">
      <style:paragraph-properties fo:margin-top="0pt" fo:margin-bottom="3pt" loext:contextual-spacing="false" text:number-lines="false" text:line-number="0"/>
    </style:style>
    <style:style style:name="Normal" style:family="paragraph" style:parent-style-name="Standard">
      <style:paragraph-properties style:writing-mode="page"/>
      <style:text-properties style:font-name="Droid Sans1" fo:font-family="'Droid Sans'" style:font-family-generic="swiss" style:font-pitch="variable" fo:font-size="10pt" fo:font-weight="normal" officeooo:rsid="002fb9b1" style:font-size-asian="8.64999961853027pt" style:font-weight-asian="normal" style:font-size-complex="10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1:24:44.490388664</meta:creation-date>
    <meta:generator>LibreOffice/5.3.1.2$Linux_x86 LibreOffice_project/e80a0e0fd1875e1696614d24c32df0f95f03deb2</meta:generator>
    <dc:date>2017-06-10T12:58:36.642602716</dc:date>
    <meta:editing-duration>PT33M35S</meta:editing-duration>
    <meta:editing-cycles>4</meta:editing-cycles>
    <meta:document-statistic meta:table-count="0" meta:image-count="4" meta:object-count="0" meta:page-count="5" meta:paragraph-count="97" meta:word-count="813" meta:character-count="5141" meta:non-whitespace-character-count="4437"/>
  </office:meta>
</office:document-meta>
</file>